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solid" draw:fill-color="#c0c0c0" draw:textarea-vertical-align="middle"/>
    </style:style>
    <style:style style:name="gr2" style:family="graphic" style:parent-style-name="standard">
      <style:graphic-properties draw:fill-color="#000000" draw:textarea-horizontal-align="justify" draw:textarea-vertical-align="middle" draw:auto-grow-height="false" fo:min-height="0.3cm" fo:min-width="0.1cm"/>
    </style:style>
    <style:style style:name="gr3" style:family="graphic" style:parent-style-name="standard">
      <style:graphic-properties draw:stroke="none" svg:stroke-color="#000000" draw:fill="none" draw:fill-color="#ffffff" fo:min-height="1.25cm"/>
    </style:style>
    <style:style style:name="gr4" style:family="graphic" style:parent-style-name="standard">
      <style:graphic-properties draw:fill-color="#000000" draw:textarea-horizontal-align="justify" draw:textarea-vertical-align="middle" draw:auto-grow-height="false" fo:min-height="0.458cm" fo:min-width="0.208cm"/>
    </style:style>
    <style:style style:name="gr5" style:family="graphic" style:parent-style-name="standard">
      <style:graphic-properties draw:stroke="none" svg:stroke-color="#000000" draw:fill="none" draw:fill-color="#ffffff" fo:min-height="0.95cm"/>
    </style:style>
    <style:style style:name="gr6" style:family="graphic" style:parent-style-name="standard">
      <style:graphic-properties draw:fill-color="#000000" draw:textarea-horizontal-align="justify" draw:textarea-vertical-align="middle" draw:auto-grow-height="false" fo:min-height="0.35cm" fo:min-width="0.15cm"/>
    </style:style>
    <style:style style:name="gr7" style:family="graphic" style:parent-style-name="standard">
      <style:graphic-properties svg:stroke-color="#000040" draw:fill-color="#757575" draw:textarea-horizontal-align="center" draw:textarea-vertical-align="middle"/>
    </style:style>
    <style:style style:name="gr8" style:family="graphic" style:parent-style-name="objectwithoutfill">
      <style:graphic-properties draw:marker-end="Arrow" draw:marker-end-width="0.3cm" draw:fill="none" draw:fill-color="#c0c0c0" draw:textarea-vertical-align="middle"/>
    </style:style>
    <style:style style:name="gr9" style:family="graphic" style:parent-style-name="standard">
      <style:graphic-properties draw:stroke="none" svg:stroke-color="#000000" draw:fill="none" draw:fill-color="#ffffff" fo:min-height="1.05cm"/>
    </style:style>
    <style:style style:name="P1" style:family="paragraph">
      <loext:graphic-properties draw:fill="solid" draw:fill-color="#c0c0c0"/>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style>
    <style:style style:name="P4" style:family="paragraph">
      <loext:graphic-properties draw:fill-color="#757575"/>
      <style:paragraph-properties fo:text-align="center"/>
    </style:style>
    <style:style style:name="P5" style:family="paragraph">
      <loext:graphic-properties draw:fill="none" draw:fill-color="#c0c0c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13.7cm" svg:height="20.707cm" draw:transform="rotate (1.5707963267949) translate (4.59168262542359cm 18.0999954254361cm)" svg:viewBox="0 0 13701 20708" svg:d="M6911 19c441-1 886-43 1323 0 448 44 994 62 1282 441 274 360 504 711 642 1203 135 481 491 864 761 1283 244 379 273 805 562 1203 322 444 761 790 842 1363 63 452 256 877 360 1322 92 393-71 801-120 1203-50 410-5 829 0 1243 5 406-33 845 241 1203 309 403 793 759 801 1322 6 399 16 802 0 1203-16 403 68 802 81 1203 15 440-90 892 0 1323 107 512-380 747-802 882-696 222 215 453-489 653-427 122-163 1065-600 1000-468-69-792 962-1200 700-381-245-1369-297-1800-300-409-3-1257 1976-1600 2200-474 309-1559-1313-2000-1300-402 12-1686-1775-2100-1900-436-132-966-1607-1000-2100-29-414 574-1284 600-1700 29-462-86-903-200-1300-117-405 195-644 0-1100-197-460-355-808-716-626-525 265-916-304-882-722 60-734-895-199-882-922 7-413-37-831 0-1242 38-423-186-891 361-1203 369-210 785-621 682-1163-80-420-363-1060 0-1283 464-285 890-390 1283-641 436-278 216-794 240-1203 28-465 114-874 441-1323 321-441 832-876 1123-561 443 480 790 326 1202 521l401-40 241-401 1006-391z">
          <text:p/>
        </draw:path>
        <draw:custom-shape draw:style-name="gr2" draw:text-style-name="P2" draw:layer="layout" svg:width="1.2cm" svg:height="1.1cm" svg:x="17.8cm" svg:y="6.7cm">
          <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3" draw:layer="layout" svg:width="3.4cm" svg:height="1.5cm" svg:x="19.3cm" svg:y="6.6cm">
          <draw:text-box>
            <text:p>i_rope</text:p>
          </draw:text-box>
        </draw:frame>
        <draw:custom-shape draw:style-name="gr4" draw:text-style-name="P2" draw:layer="layout" svg:width="1cm" svg:height="1cm" svg:x="9.9cm" svg:y="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3.5cm" svg:height="1.2cm" svg:x="11.1cm" svg:y="7.2cm">
          <draw:text-box>
            <text:p>f_skeleton</text:p>
          </draw:text-box>
        </draw:frame>
        <draw:custom-shape draw:style-name="gr6" draw:text-style-name="P2" draw:layer="layout" svg:width="1.3cm" svg:height="1.2cm" svg:x="10.5cm" svg:y="14.9cm">
          <text:p/>
          <draw:enhanced-geometry svg:viewBox="0 0 21600 21600" draw:glue-points="10800 0 0 10800 10800 21600 21600 10800" draw:text-areas="5400 5400 16200 16200" draw:type="diamond" draw:enhanced-path="M 10800 0 L 21600 10800 10800 21600 0 10800 10800 0 Z N"/>
        </draw:custom-shape>
        <draw:frame draw:style-name="gr5" draw:text-style-name="P3" draw:layer="layout" svg:width="4cm" svg:height="1.2cm" svg:x="11.9cm" svg:y="15cm">
          <draw:text-box>
            <text:p>p_batteries</text:p>
          </draw:text-box>
        </draw:frame>
        <draw:path draw:style-name="gr7" draw:text-style-name="P4" draw:layer="layout" svg:width="0.834cm" svg:height="0.928cm" svg:x="8.2cm" svg:y="11.071cm" svg:viewBox="0 0 835 929" svg:d="M312 5c-264-67-357 522-293 677 87 210 399 289 605 226 331-101 231-415-19-585-278-190-293-318-293-318z">
          <text:p/>
        </draw:path>
        <draw:path draw:style-name="gr7" draw:text-style-name="P4" draw:layer="layout" svg:width="1.093cm" svg:height="1.011cm" svg:x="14.3cm" svg:y="9.288cm" svg:viewBox="0 0 1094 1012" svg:d="M312 88c-264-67-357 522-293 677 87 210 399 289 605 226 331-101 626-738 376-908-278-190-688 5-688 5z">
          <text:p/>
        </draw:path>
        <draw:path draw:style-name="gr7" draw:text-style-name="P4" draw:layer="layout" svg:width="1.093cm" svg:height="1.011cm" svg:x="20.7cm" svg:y="11.488cm" svg:viewBox="0 0 1094 1012" svg:d="M312 88c-264-67-357 522-293 677 87 210 399 289 605 226 331-101 626-738 376-908-278-190-688 5-688 5z">
          <text:p/>
        </draw:path>
        <draw:path draw:style-name="gr7" draw:text-style-name="P4" draw:layer="layout" svg:width="1.941cm" svg:height="1.696cm" svg:x="17.258cm" svg:y="13.1cm" svg:viewBox="0 0 1942 1697" svg:d="M722 507c-727-1100-764 645-700 800 87 210 1245 442 1451 379 331-101 626-738 376-908-278-190-1154-1471-1127-271z">
          <text:p/>
        </draw:path>
        <draw:line draw:style-name="gr8" draw:text-style-name="P5" draw:layer="layout" svg:x1="7.6cm" svg:y1="10cm" svg:x2="4.6cm" svg:y2="10cm">
          <text:p/>
        </draw:line>
        <draw:frame draw:style-name="gr9" draw:text-style-name="P3" draw:layer="layout" svg:width="4cm" svg:height="1.3cm" svg:x="5.3cm" svg:y="9cm">
          <draw:text-box>
            <text:p>Clearing</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3T12:53:14.007000000</meta:creation-date>
    <dc:date>2019-06-03T21:56:50.351647630</dc:date>
    <meta:editing-duration>PT27M</meta:editing-duration>
    <meta:editing-cycles>2</meta:editing-cycles>
    <meta:generator>LibreOffice/5.3.5.2$Linux_X86_64 LibreOffice_project/30m0$Build-2</meta:generator>
    <meta:document-statistic meta:object-count="13"/>
  </office:meta>
</office:document-meta>
</file>